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3.93mm" fo:margin-left="9.72mm" style:page-number="auto" table:align="left" style:shadow="none"/>
    </style:style>
    <style:style style:name="Table1.A" style:family="table-column">
      <style:table-column-properties style:column-width="88.11mm"/>
    </style:style>
    <style:style style:name="Table1.B" style:family="table-column">
      <style:table-column-properties style:column-width="26.72mm"/>
    </style:style>
    <style:style style:name="Table1.C" style:family="table-column">
      <style:table-column-properties style:column-width="29.1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7.96mm" fo:keep-together="auto"/>
    </style:style>
    <style:style style:name="Table1.A2" style:family="table-cell">
      <style:table-cell-properties style:vertical-align="" fo:padding="0mm" fo:border-left="none" fo:border-right="none" fo:border-top="0.6pt solid #000001" fo:border-bottom="none"/>
    </style:style>
    <style:style style:name="Table1.B2" style:family="table-cell">
      <style:table-cell-properties style:vertical-align="" fo:padding="0mm" fo:border="none"/>
    </style:style>
    <style:style style:name="P1" style:family="paragraph" style:parent-style-name="List_20_Paragraph">
      <style:paragraph-properties fo:line-height="150%"/>
      <style:text-properties style:font-name="Arial" fo:font-size="10pt" style:font-size-asian="10pt" style:font-name-complex="Arial2" style:font-size-complex="10pt"/>
    </style:style>
    <style:style style:name="P2" style:family="paragraph" style:parent-style-name="List_20_Paragraph" style:list-style-name="WWNum2">
      <style:paragraph-properties fo:line-height="150%"/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0pt" style:font-size-asian="10pt" style:font-name-complex="Arial2" style:font-size-complex="10pt"/>
    </style:style>
    <style:style style:name="P4" style:family="paragraph" style:parent-style-name="Standard">
      <style:paragraph-properties fo:line-height="150%"/>
      <style:text-properties style:font-name="Arial" fo:font-size="10pt" style:font-size-asian="10pt" style:font-name-complex="Arial2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2" style:font-size-complex="10pt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margin-left="0mm" fo:margin-right="10.23mm" fo:margin-top="4.45mm" fo:margin-bottom="0mm" fo:line-height="3.32mm" fo:text-align="end" style:justify-single-word="false" fo:text-indent="0mm" style:auto-text-indent="false"/>
      <style:text-properties fo:color="#000000" style:text-line-through-style="none" style:text-position="0% 100%" style:font-name="Arial1" fo:font-size="12pt" fo:letter-spacing="normal" fo:language="en" fo:country="US" style:font-size-asian="12pt" style:text-scale="105%"/>
    </style:style>
    <style:style style:name="P12" style:family="paragraph" style:parent-style-name="Standard">
      <style:paragraph-properties fo:margin-left="0mm" fo:margin-right="3.7mm" fo:margin-top="10.16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Arial1" fo:font-size="26.5pt" fo:letter-spacing="normal" fo:language="en" fo:country="US" fo:font-weight="bold" style:font-size-asian="26.5pt" style:font-weight-asian="bold" style:text-scale="100%"/>
    </style:style>
    <style:style style:name="P13" style:family="paragraph" style:parent-style-name="Standard">
      <style:paragraph-properties fo:margin-left="0mm" fo:margin-right="2.38mm" fo:margin-top="2.5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Arial1" fo:font-size="12pt" fo:letter-spacing="normal" fo:language="en" fo:country="US" style:font-size-asian="12pt" style:text-scale="105%"/>
    </style:style>
    <style:style style:name="T1" style:family="text">
      <style:text-properties fo:color="#000000" style:text-line-through-style="none" style:text-position="0% 100%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fo:font-size="12pt" fo:letter-spacing="normal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fo:font-size="12pt" fo:letter-spacing="-0.11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1" style:font-size-complex="12pt" style:font-weight-complex="normal" style:text-scale="100%"/>
    </style:style>
    <style:style style:name="T6" style:family="text">
      <style:text-properties fo:color="#000000" style:text-line-through-style="none" style:text-position="0% 100%" style:font-name="Arial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1" style:font-size-complex="12pt" style:font-weight-complex="normal" style:text-scale="100%"/>
    </style:style>
    <style:style style:name="T7" style:family="text">
      <style:text-properties fo:color="#000000" style:text-line-through-style="none" style:text-position="0% 100%" style:font-name="Arial1" fo:font-size="12pt" fo:letter-spacing="-0.11mm" fo:language="en" fo:country="US" fo:font-weight="bold" style:font-size-asian="12pt" style:font-weight-asian="bold" style:text-scale="105%"/>
    </style:style>
    <style:style style:name="T8" style:family="text">
      <style:text-properties fo:color="#000000" style:text-line-through-style="none" style:text-position="0% 100%" style:font-name="Arial1" fo:letter-spacing="0.11mm" fo:language="en" fo:country="US" fo:font-weight="bold" style:font-name-asian="Calibri1" style:language-asian="zh" style:country-asian="CN" style:font-weight-asian="bold" style:font-name-complex="Courier New1" style:font-weight-complex="normal" style:text-scale="100%"/>
    </style:style>
    <style:style style:name="T9" style:family="text">
      <style:text-properties fo:color="#000000" style:text-line-through-style="none" style:text-position="0% 100%" fo:letter-spacing="-0.14mm" fo:language="en" fo:country="US" fo:font-weight="bold" style:font-weight-asian="bold" style:text-scale="105%"/>
    </style:style>
    <style:style style:name="T10" style:family="text">
      <style:text-properties fo:color="#000000" style:text-line-through-style="none" style:text-position="0% 100%" fo:letter-spacing="normal" fo:language="en" fo:country="US" fo:font-weight="bold" style:font-weight-asian="bold" style:text-scale="105%"/>
    </style:style>
    <style:style style:name="T11" style:family="text">
      <style:text-properties fo:color="#000000" style:text-line-through-style="none" style:text-position="0% 100%" fo:letter-spacing="normal" fo:language="en" fo:country="US" style:text-scale="105%"/>
    </style:style>
    <style:style style:name="T12" style:family="text">
      <style:text-properties fo:color="#000000" style:text-line-through-style="none" style:text-position="0% 100%" fo:letter-spacing="-0.11mm" fo:language="en" fo:country="US" fo:font-weight="bold" style:font-weight-asian="bold" style:text-scale="105%"/>
    </style:style>
    <style:style style:name="T1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9">THE COMPANIES ACT<text:line-break/></text:span><text:span text:style-name="T10">(CHAPTER 50)<text:line-break/></text:span></text:p>
            <text:p text:style-name="P9"><text:span text:style-name="T12">THE COMPANY REGULATION</text:span></text:p>
            <text:p text:style-name="P8"><text:span text:style-name="T13">REGULATION 30</text:span></text:p>
            <text:p text:style-name="P10"><text:span text:style-name="T10">AFFIDAVIT OF SERVICE OF PETITION FOR JUDICIAL MANAGEMENT ORDER</text:span></text:p>
          </table:table-cell>
          <table:table-cell table:style-name="Table1.B1" office:value-type="string">
            <text:p text:style-name="P6"><text:s/></text:p>
          </table:table-cell>
          <table:table-cell table:style-name="Table1.C1" office:value-type="string">
            <text:p text:style-name="P13"><text:s text:c="3"/>FORM</text:p>
            <text:p text:style-name="P12">63C</text:p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7">(Title)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8"><text:span text:style-name="T11">Folio No</text:span></text:p>
          </table:table-cell>
        </table:table-row>
      </table:table>
      <text:p text:style-name="P5"/>
      <text:p text:style-name="P4">Name of Company: <text:span text:style-name="T8"><text:placeholder text:placeholder-type="text">&lt;o.name&gt;</text:placeholder></text:span></text:p>
      <text:p text:style-name="P4">Company No: <text:span text:style-name="T8"><text:placeholder text:placeholder-type="text">&lt;o.uen&gt;</text:placeholder></text:span></text:p>
      <text:p text:style-name="P4"><text:tab/>In the matter of a petition date …………………………………………………</text:p>
      <text:p text:style-name="P4"><text:tab/> ……………………………..of ………………………………………………….<text:tab/></text:p>
      <text:p text:style-name="P4">make oath (solemnly, sincerely and truly affirm) and say:</text:p>
      <text:list xml:id="list921674918" text:style-name="WWNum2">
        <text:list-item>
          <text:p text:style-name="P2">(In the case of service of petition an a company by leaving it with a member, officer or servant et the registered office.)</text:p>
        </text:list-item>
      </text:list>
      <text:p text:style-name="P4">That I did on ………….<text:tab/> day, the ………………day of………………………………</text:p>
      <text:p text:style-name="P4">serve the abovenamed company with the above-mentioned petition by delivering to and leaving with [name and description] a member (or officer)(or servant) of the company a copy of the above-mentioned petition, duly sealed with the seal of the Court, at [Office as aforesaid], before the hour of ……… <text:s/>in the …………… <text:s/>noon.</text:p>
      <text:list xml:id="list547986048" text:continue-numbering="true" text:style-name="WWNum2">
        <text:list-item>
          <text:p text:style-name="P2">[In the case of no member, officer or employee of the company being found at the registered office.]</text:p>
        </text:list-item>
      </text:list>
      <text:p text:style-name="P4">That I did on ………….<text:tab/> day, the …………….<text:tab/> day of ……………………………</text:p>
      <text:p text:style-name="P4">having failed to find any member, officer or employee of the abovenamed company at [herestate registered office], leave there a copy of the above-mentioned petition, duly sealed with the seal of the Court, before the hour of………… in the………… <text:tab/> <text:line-break/>noon (add with whom such seale4 copy was left, or where, eg. affixed to door of office, or placed in letter box, or otherwise.)</text:p>
      <text:list xml:id="list1108692421" text:continue-numbering="true" text:style-name="WWNum2">
        <text:list-item>
          <text:p text:style-name="P2">[In the case of directions by the Court as to the member or members of the company to be served.]</text:p>
        </text:list-item>
      </text:list>
      <text:p text:style-name="P4">That I did on………… day, the………. day of ………………..</text:p>
      <text:p text:style-name="P4">serve [name or names and description] with a copy of the above-mentioned petition, duly sealed with the seal of the Court, by delivering the petition personally to the said……………., at……………[place] before the hour of <text:tab/>……… in the …… noon.</text:p>
      <text:list xml:id="list1645747626" text:continue-numbering="true" text:style-name="WWNum2">
        <text:list-item>
          <text:p text:style-name="P2">The petition is now produced and shown to me, marked 'A'. </text:p>
          <text:p text:style-name="P2"/>
        </text:list-item>
      </text:list>
      <text:p text:style-name="P1"><text:bookmark text:name="_GoBack"/>Sworn or affirmed et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-0.23mm" fo:language="en" fo:country="US" fo:font-weight="bold" style:font-size-asian="8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12.44mm" fo:margin-bottom="4.46mm" fo:margin-left="13.83mm" fo:margin-right="31.34mm" style:writing-mode="lr-tb" style:layout-grid-color="#c0c0c0" style:layout-grid-lines="18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18T06:28:00</meta:creation-date>
    <dc:date>2016-01-15T19:44:49</dc:date>
    <meta:editing-duration>PT4M54S</meta:editing-duration>
    <meta:generator>LibreOffice/3.5$Linux_X86_64 LibreOffice_project/350m1$Build-2</meta:generator>
    <meta:document-statistic meta:table-count="1" meta:image-count="0" meta:object-count="0" meta:page-count="1" meta:paragraph-count="25" meta:word-count="314" meta:character-count="1838" meta:non-whitespace-character-count="15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